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49"/>
    <style:style style:name="ce3" style:family="table-cell" style:parent-style-name="Default" style:data-style-name="N37"/>
    <style:style style:name="ce4" style:family="table-cell" style:parent-style-name="Default">
      <style:text-properties style:font-name="Liberation Serif" style:font-name-asian="DejaVu Sans" style:font-name-complex="Noto Sans Arabic"/>
    </style:style>
    <style:style style:name="ce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table:number-columns-repeated="3"/>
          <table:table-cell office:value-type="float" office:value="2.29753" calcext:value-type="float">
            <text:p>2,29753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-1.75" calcext:value-type="float">
            <text:p>-1,75000</text:p>
          </table:table-cell>
          <table:table-cell office:value-type="float" office:value="-1.45" calcext:value-type="float">
            <text:p>-1,45</text:p>
          </table:table-cell>
        </table:table-row>
        <table:table-row table:style-name="ro1">
          <table:table-cell table:number-columns-repeated="3"/>
          <table:table-cell table:formula="of:=+[.D13]-[.D14]" office:value-type="float" office:value="4.04753" calcext:value-type="float">
            <text:p>4,047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+[.D15]/2" office:value-type="float" office:value="2.023765" calcext:value-type="float">
            <text:p>2,02376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float" office:value="0.08" calcext:value-type="float">
            <text:p>0,08</text:p>
          </table:table-cell>
          <table:table-cell/>
        </table:table-row>
        <table:table-row table:style-name="ro1">
          <table:table-cell table:number-columns-repeated="3"/>
          <table:table-cell table:formula="of:=+[.D20]*2" office:value-type="float" office:value="0.16" calcext:value-type="float">
            <text:p>0,16</text:p>
          </table:table-cell>
          <table:table-cell table:formula="of:=+[.D21]" office:value-type="float" office:value="0.16" calcext:value-type="float">
            <text:p>0,16</text:p>
          </table:table-cell>
        </table:table-row>
        <table:table-row table:style-name="ro1">
          <table:table-cell table:number-columns-repeated="3"/>
          <table:table-cell table:style-name="ce1" table:formula="of:=+[.D14]+[.D21]" office:value-type="float" office:value="-1.59" calcext:value-type="float">
            <text:p>-1,59000</text:p>
          </table:table-cell>
          <table:table-cell table:style-name="ce1" table:formula="of:=+[.E14]+[.E21]" office:value-type="float" office:value="-1.29" calcext:value-type="float">
            <text:p>-1,29000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observation after</text:p>
          </table:table-cell>
          <table:table-cell table:number-columns-repeated="2"/>
        </table:table-row>
        <table:table-row table:style-name="ro1">
          <table:table-cell table:style-name="ce2" office:value-type="date" office:date-value="2025-07-14" calcext:value-type="date">
            <text:p>2025-07-14</text:p>
          </table:table-cell>
          <table:table-cell table:style-name="ce4" office:value-type="string" calcext:value-type="string">
            <text:p><text:a xlink:href="https://github.com/mreitschuster/CoinsCoup/commit/6db2051908b54e95e1b6cfcdb2d79a1a4f9057f8" xlink:type="simple">box snugger fit in z direction</text:a></text:p>
          </table:table-cell>
          <table:table-cell/>
          <table:table-cell office:value-type="string" calcext:value-type="string">
            <text:p><text:a xlink:href="https://github.com/mreitschuster/CoinsCoup/commit/6db2051908b54e95e1b6cfcdb2d79a1a4f9057f8" xlink:type="simple">https://github.com/mreitschuster/CoinsCoup/commit/6db2051908b54e95e1b6cfcdb2d79a1a4f9057f8</text:a></text:p>
          </table:table-cell>
          <table:table-cell/>
        </table:table-row>
        <table:table-row table:style-name="ro1">
          <table:table-cell table:style-name="ce3" table:formula="of:=+[.A34]+1" office:value-type="date" office:date-value="2025-07-15" calcext:value-type="date">
            <text:p>15.07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.00.0000</text:date>, <text:time style:data-style-name="N2" text:time-value="10:04:44.921953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0:04:45.503964239</meta:creation-date>
    <meta:editing-duration>PT1M31S</meta:editing-duration>
    <meta:editing-cycles>3</meta:editing-cycles>
    <meta:generator>LibreOffice/24.2.7.2$Linux_X86_64 LibreOffice_project/420$Build-2</meta:generator>
    <dc:date>2025-07-14T10:06:16.706665671</dc:date>
    <meta:document-statistic meta:table-count="1" meta:cell-count="16" meta:object-count="0"/>
  </office:meta>
</office:document-meta>
</file>